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543a" officeooo:paragraph-rsid="0099b6db"/>
    </style:style>
    <style:style style:name="P2" style:family="paragraph" style:parent-style-name="Standard">
      <style:text-properties officeooo:rsid="003a2843" officeooo:paragraph-rsid="0099b6db"/>
    </style:style>
    <style:style style:name="P3" style:family="paragraph" style:parent-style-name="Standard">
      <style:text-properties officeooo:rsid="003d8037" officeooo:paragraph-rsid="0099b6db"/>
    </style:style>
    <style:style style:name="P4" style:family="paragraph" style:parent-style-name="Standard">
      <style:text-properties officeooo:rsid="00403d02" officeooo:paragraph-rsid="0099b6db"/>
    </style:style>
    <style:style style:name="P5" style:family="paragraph" style:parent-style-name="Standard">
      <style:text-properties officeooo:rsid="00415e7d" officeooo:paragraph-rsid="0099b6db"/>
    </style:style>
    <style:style style:name="P6" style:family="paragraph" style:parent-style-name="Standard">
      <style:text-properties officeooo:rsid="0043b10b" officeooo:paragraph-rsid="0099b6db"/>
    </style:style>
    <style:style style:name="P7" style:family="paragraph" style:parent-style-name="Standard">
      <style:text-properties officeooo:rsid="0045aff8" officeooo:paragraph-rsid="0099b6db"/>
    </style:style>
    <style:style style:name="P8" style:family="paragraph" style:parent-style-name="Standard">
      <style:text-properties officeooo:rsid="0048159e" officeooo:paragraph-rsid="0099b6db"/>
    </style:style>
    <style:style style:name="P9" style:family="paragraph" style:parent-style-name="Standard">
      <style:text-properties officeooo:rsid="004b8712" officeooo:paragraph-rsid="0099b6db"/>
    </style:style>
    <style:style style:name="P10" style:family="paragraph" style:parent-style-name="Standard">
      <style:text-properties officeooo:rsid="004d318e" officeooo:paragraph-rsid="0099b6db"/>
    </style:style>
    <style:style style:name="P11" style:family="paragraph" style:parent-style-name="Standard">
      <style:text-properties officeooo:rsid="005fa10f" officeooo:paragraph-rsid="0099b6db"/>
    </style:style>
    <style:style style:name="P12" style:family="paragraph" style:parent-style-name="Standard">
      <style:text-properties officeooo:rsid="0069bd77" officeooo:paragraph-rsid="0099b6db"/>
    </style:style>
    <style:style style:name="P13" style:family="paragraph" style:parent-style-name="Standard">
      <style:text-properties style:text-underline-style="none" officeooo:rsid="0041e3e6" officeooo:paragraph-rsid="0099b6db"/>
    </style:style>
    <style:style style:name="P14" style:family="paragraph" style:parent-style-name="Standard">
      <style:text-properties style:text-underline-style="none" officeooo:rsid="0045aff8" officeooo:paragraph-rsid="0099b6db"/>
    </style:style>
    <style:style style:name="P15" style:family="paragraph" style:parent-style-name="Standard">
      <style:text-properties style:text-underline-style="none" officeooo:rsid="004a13d0" officeooo:paragraph-rsid="0099b6db"/>
    </style:style>
    <style:style style:name="P16" style:family="paragraph" style:parent-style-name="Standard">
      <style:text-properties style:text-underline-style="none" officeooo:rsid="004b8712" officeooo:paragraph-rsid="0099b6db"/>
    </style:style>
    <style:style style:name="P17" style:family="paragraph" style:parent-style-name="Standard">
      <style:text-properties style:text-underline-style="none" officeooo:rsid="0052dff3" officeooo:paragraph-rsid="0099b6db"/>
    </style:style>
    <style:style style:name="P18" style:family="paragraph" style:parent-style-name="Standard">
      <style:text-properties style:text-underline-style="none" officeooo:rsid="00546aad" officeooo:paragraph-rsid="0099b6db"/>
    </style:style>
    <style:style style:name="P19" style:family="paragraph" style:parent-style-name="Standard">
      <style:text-properties style:text-underline-style="none" officeooo:rsid="00982b67" officeooo:paragraph-rsid="0099b6db"/>
    </style:style>
    <style:style style:name="P20" style:family="paragraph" style:parent-style-name="Standard">
      <style:text-properties style:text-underline-style="none" officeooo:rsid="00982b67" officeooo:paragraph-rsid="00aa8e45"/>
    </style:style>
    <style:style style:name="P21" style:family="paragraph" style:parent-style-name="Standard">
      <style:text-properties style:text-underline-style="none" officeooo:rsid="00982b67" officeooo:paragraph-rsid="00b11aaf"/>
    </style:style>
    <style:style style:name="P22" style:family="paragraph" style:parent-style-name="Standard">
      <style:text-properties style:text-underline-style="none" officeooo:rsid="00a0d899" officeooo:paragraph-rsid="0099b6db"/>
    </style:style>
    <style:style style:name="P23" style:family="paragraph" style:parent-style-name="Standard">
      <style:text-properties style:text-underline-style="none" officeooo:rsid="00a0d899" officeooo:paragraph-rsid="00bb02b7"/>
    </style:style>
    <style:style style:name="P24" style:family="paragraph" style:parent-style-name="Standard">
      <style:text-properties style:text-underline-style="none" officeooo:rsid="00a0d899" officeooo:paragraph-rsid="00dc1449"/>
    </style:style>
    <style:style style:name="P25" style:family="paragraph" style:parent-style-name="Standard">
      <style:text-properties style:text-underline-style="none" officeooo:rsid="00bc44fc" officeooo:paragraph-rsid="0099b6db"/>
    </style:style>
    <style:style style:name="P26" style:family="paragraph" style:parent-style-name="Standard">
      <style:text-properties style:text-underline-style="none" officeooo:rsid="00bdfc0d" officeooo:paragraph-rsid="0099b6db"/>
    </style:style>
    <style:style style:name="P27" style:family="paragraph" style:parent-style-name="Standard">
      <style:text-properties style:text-underline-style="none" officeooo:rsid="00bdfc0d" officeooo:paragraph-rsid="00a3eb30"/>
    </style:style>
    <style:style style:name="P28" style:family="paragraph" style:parent-style-name="Standard">
      <style:text-properties style:text-underline-style="none" officeooo:rsid="00bdfc0d" officeooo:paragraph-rsid="00bcd509"/>
    </style:style>
    <style:style style:name="P29" style:family="paragraph" style:parent-style-name="Standard">
      <style:text-properties style:text-underline-style="none" officeooo:rsid="006b4034" officeooo:paragraph-rsid="0099b6db"/>
    </style:style>
    <style:style style:name="P30" style:family="paragraph" style:parent-style-name="Standard">
      <style:text-properties style:text-underline-style="none" officeooo:rsid="0069bd77" officeooo:paragraph-rsid="00c93610"/>
    </style:style>
    <style:style style:name="P31" style:family="paragraph" style:parent-style-name="Standard">
      <style:text-properties style:text-underline-style="none" officeooo:rsid="0069bd77" officeooo:paragraph-rsid="00cd4933"/>
    </style:style>
    <style:style style:name="P32" style:family="paragraph" style:parent-style-name="Standard">
      <style:text-properties style:text-underline-style="none" officeooo:rsid="0069bd77" officeooo:paragraph-rsid="00d3f8f3"/>
    </style:style>
    <style:style style:name="P33" style:family="paragraph" style:parent-style-name="Standard">
      <style:text-properties style:text-underline-style="none" officeooo:rsid="0069bd77" officeooo:paragraph-rsid="00e51dd4"/>
    </style:style>
    <style:style style:name="P34" style:family="paragraph" style:parent-style-name="Standard">
      <style:text-properties style:text-underline-style="none" officeooo:rsid="0069bd77" officeooo:paragraph-rsid="00ea1293"/>
    </style:style>
    <style:style style:name="P35" style:family="paragraph" style:parent-style-name="Standard">
      <style:text-properties style:text-underline-style="none" officeooo:rsid="00da8da1" officeooo:paragraph-rsid="00da8da1"/>
    </style:style>
    <style:style style:name="P36" style:family="paragraph" style:parent-style-name="Standard">
      <style:text-properties style:font-name="Liberation Serif1" style:text-underline-style="none" officeooo:rsid="00982b67" officeooo:paragraph-rsid="0099b6db"/>
    </style:style>
    <style:style style:name="P37" style:family="paragraph" style:parent-style-name="Standard">
      <style:text-properties style:font-name="Liberation Serif1" style:text-underline-style="none" officeooo:rsid="00982b67" officeooo:paragraph-rsid="00b43ea6"/>
    </style:style>
    <style:style style:name="P38" style:family="paragraph" style:parent-style-name="Standard">
      <style:text-properties style:font-name="Liberation Serif1" style:text-underline-style="none" officeooo:rsid="00bc44fc" officeooo:paragraph-rsid="0099b6db"/>
    </style:style>
    <style:style style:name="P39" style:family="paragraph" style:parent-style-name="Standard">
      <style:text-properties style:font-name="Liberation Serif1" style:text-underline-style="none" officeooo:rsid="00c56c92" officeooo:paragraph-rsid="0099b6db"/>
    </style:style>
    <style:style style:name="P40" style:family="paragraph" style:parent-style-name="Standard">
      <style:text-properties style:font-name="Liberation Serif1" style:text-underline-style="none" officeooo:rsid="00bdfc0d" officeooo:paragraph-rsid="0099b6db"/>
    </style:style>
    <style:style style:name="P41" style:family="paragraph" style:parent-style-name="Standard">
      <style:text-properties style:font-name="Liberation Serif1" style:text-underline-style="none" officeooo:rsid="00a253b7" officeooo:paragraph-rsid="0099b6db"/>
    </style:style>
    <style:style style:name="P42" style:family="paragraph" style:parent-style-name="Standard">
      <style:text-properties officeooo:rsid="0008a078" officeooo:paragraph-rsid="0099b6db"/>
    </style:style>
    <style:style style:name="P43" style:family="paragraph" style:parent-style-name="Standard">
      <style:text-properties style:text-underline-style="solid" style:text-underline-type="double" style:text-underline-width="auto" style:text-underline-color="font-color" officeooo:rsid="00546aad" officeooo:paragraph-rsid="0099b6db"/>
    </style:style>
    <style:style style:name="P44" style:family="paragraph" style:parent-style-name="Standard">
      <style:text-properties officeooo:rsid="00bdfc0d" officeooo:paragraph-rsid="0099b6db"/>
    </style:style>
    <style:style style:name="P45" style:family="paragraph" style:parent-style-name="Standard">
      <style:text-properties style:font-name="Liberation Serif1" style:text-underline-style="none" officeooo:rsid="00982b67" officeooo:paragraph-rsid="0099b6db"/>
    </style:style>
    <style:style style:name="P46" style:family="paragraph" style:parent-style-name="Standard">
      <style:text-properties style:font-name="Liberation Serif1" style:text-underline-style="none" officeooo:rsid="00982b67" officeooo:paragraph-rsid="00aa8e45"/>
    </style:style>
    <style:style style:name="P47" style:family="paragraph" style:parent-style-name="Standard">
      <style:text-properties style:font-name="Liberation Serif1" style:text-underline-style="none" officeooo:rsid="00982b67" officeooo:paragraph-rsid="00bcd509"/>
    </style:style>
    <style:style style:name="P48" style:family="paragraph" style:parent-style-name="Standard">
      <style:text-properties style:font-name="Liberation Serif1" style:text-underline-style="none" officeooo:rsid="00a253b7" officeooo:paragraph-rsid="0099b6db"/>
    </style:style>
    <style:style style:name="P49" style:family="paragraph" style:parent-style-name="Standard">
      <style:text-properties style:font-name="Liberation Serif1" style:text-underline-style="none" officeooo:rsid="00a253b7" officeooo:paragraph-rsid="00bb02b7"/>
    </style:style>
    <style:style style:name="P50" style:family="paragraph" style:parent-style-name="Standard">
      <style:text-properties style:font-name="Liberation Serif1" style:text-underline-style="none" officeooo:rsid="00a253b7" officeooo:paragraph-rsid="00c93610"/>
    </style:style>
    <style:style style:name="P51" style:family="paragraph" style:parent-style-name="Standard">
      <style:text-properties style:font-name="Liberation Serif1" style:text-underline-style="none" officeooo:rsid="00a253b7" officeooo:paragraph-rsid="00dc1449"/>
    </style:style>
    <style:style style:name="P52" style:family="paragraph" style:parent-style-name="Standard">
      <style:text-properties style:font-name="Liberation Serif1" style:text-underline-style="none" officeooo:rsid="00a253b7" officeooo:paragraph-rsid="00cd4933"/>
    </style:style>
    <style:style style:name="P53" style:family="paragraph" style:parent-style-name="Standard">
      <style:text-properties style:font-name="Liberation Serif1" style:text-underline-style="none" officeooo:rsid="00a253b7" officeooo:paragraph-rsid="00d3f8f3"/>
    </style:style>
    <style:style style:name="P54" style:family="paragraph" style:parent-style-name="Standard">
      <style:text-properties style:font-name="Liberation Serif1" style:text-underline-style="none" officeooo:rsid="00a253b7" officeooo:paragraph-rsid="00e51dd4"/>
    </style:style>
    <style:style style:name="P55" style:family="paragraph" style:parent-style-name="Standard">
      <style:text-properties style:font-name="Liberation Serif1" style:text-underline-style="none" officeooo:rsid="00bdfc0d" officeooo:paragraph-rsid="0099b6db"/>
    </style:style>
    <style:style style:name="P56" style:family="paragraph" style:parent-style-name="Standard">
      <style:text-properties style:font-name="Liberation Serif1" style:text-underline-style="none" officeooo:rsid="00bdfc0d" officeooo:paragraph-rsid="00bcd509"/>
    </style:style>
    <style:style style:name="P57" style:family="paragraph" style:parent-style-name="Standard">
      <style:text-properties style:font-name="Liberation Serif1" style:text-underline-style="none" officeooo:rsid="00d7d2af" officeooo:paragraph-rsid="0099b6db"/>
    </style:style>
    <style:style style:name="T1" style:family="text">
      <style:text-properties officeooo:rsid="001df359"/>
    </style:style>
    <style:style style:name="T2" style:family="text">
      <style:text-properties officeooo:rsid="00224023"/>
    </style:style>
    <style:style style:name="T3" style:family="text">
      <style:text-properties officeooo:rsid="00361646"/>
    </style:style>
    <style:style style:name="T4" style:family="text">
      <style:text-properties officeooo:rsid="00380ed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41e3e6"/>
    </style:style>
    <style:style style:name="T8" style:family="text">
      <style:text-properties style:text-underline-style="none" officeooo:rsid="00479ec5"/>
    </style:style>
    <style:style style:name="T9" style:family="text">
      <style:text-properties style:text-underline-style="none" officeooo:rsid="004a13d0"/>
    </style:style>
    <style:style style:name="T10" style:family="text">
      <style:text-properties style:text-underline-style="none" officeooo:rsid="004e4bbf"/>
    </style:style>
    <style:style style:name="T11" style:family="text">
      <style:text-properties style:text-underline-style="none" officeooo:rsid="005177cd"/>
    </style:style>
    <style:style style:name="T12" style:family="text">
      <style:text-properties style:text-underline-style="none" officeooo:rsid="0052dff3"/>
    </style:style>
    <style:style style:name="T13" style:family="text">
      <style:text-properties style:text-underline-style="none" officeooo:rsid="00546aad"/>
    </style:style>
    <style:style style:name="T14" style:family="text">
      <style:text-properties style:text-underline-style="none" officeooo:rsid="006b4034"/>
    </style:style>
    <style:style style:name="T15" style:family="text">
      <style:text-properties style:text-underline-style="none" officeooo:rsid="006c7199"/>
    </style:style>
    <style:style style:name="T16" style:family="text">
      <style:text-properties style:text-underline-style="none" officeooo:rsid="00795c0b"/>
    </style:style>
    <style:style style:name="T17" style:family="text">
      <style:text-properties style:text-underline-style="none" officeooo:rsid="00938118"/>
    </style:style>
    <style:style style:name="T18" style:family="text">
      <style:text-properties style:text-underline-style="none" officeooo:rsid="00948b62"/>
    </style:style>
    <style:style style:name="T19" style:family="text">
      <style:text-properties style:text-underline-style="none" officeooo:rsid="00c83840"/>
    </style:style>
    <style:style style:name="T20" style:family="text">
      <style:text-properties officeooo:rsid="00546aad"/>
    </style:style>
    <style:style style:name="T21" style:family="text">
      <style:text-properties officeooo:rsid="0054a9ac"/>
    </style:style>
    <style:style style:name="T22" style:family="text">
      <style:text-properties officeooo:rsid="0060e573"/>
    </style:style>
    <style:style style:name="T23" style:family="text">
      <style:text-properties officeooo:rsid="00667127"/>
    </style:style>
    <style:style style:name="T24" style:family="text">
      <style:text-properties officeooo:rsid="0069bd77"/>
    </style:style>
    <style:style style:name="T25" style:family="text">
      <style:text-properties officeooo:rsid="0075d787"/>
    </style:style>
    <style:style style:name="T26" style:family="text">
      <style:text-properties officeooo:rsid="009d11b6"/>
    </style:style>
    <style:style style:name="T27" style:family="text">
      <style:text-properties style:font-name="Liberation Serif1"/>
    </style:style>
    <style:style style:name="T28" style:family="text">
      <style:text-properties style:font-name="Liberation Serif1" officeooo:rsid="00999b15"/>
    </style:style>
    <style:style style:name="T29" style:family="text">
      <style:text-properties style:font-name="Liberation Serif1" officeooo:rsid="009a6ded"/>
    </style:style>
    <style:style style:name="T30" style:family="text">
      <style:text-properties style:font-name="Liberation Serif1" officeooo:rsid="009e031d"/>
    </style:style>
    <style:style style:name="T31" style:family="text">
      <style:text-properties style:font-name="Liberation Serif1" officeooo:rsid="00982b67"/>
    </style:style>
    <style:style style:name="T32" style:family="text">
      <style:text-properties style:font-name="Liberation Serif1" officeooo:rsid="00a253b7"/>
    </style:style>
    <style:style style:name="T33" style:family="text">
      <style:text-properties style:font-name="Liberation Serif1" officeooo:rsid="00a33757"/>
    </style:style>
    <style:style style:name="T34" style:family="text">
      <style:text-properties style:font-name="Liberation Serif1" officeooo:rsid="00a55156"/>
    </style:style>
    <style:style style:name="T35" style:family="text">
      <style:text-properties style:font-name="Liberation Serif1" officeooo:rsid="00c56c92"/>
    </style:style>
    <style:style style:name="T36" style:family="text">
      <style:text-properties style:font-name="Liberation Serif1" officeooo:rsid="00bfe410"/>
    </style:style>
    <style:style style:name="T37" style:family="text">
      <style:text-properties style:font-name="Liberation Serif1" officeooo:rsid="00c0a0d0"/>
    </style:style>
    <style:style style:name="T38" style:family="text">
      <style:text-properties style:font-name="Liberation Serif1" officeooo:rsid="00c3069b"/>
    </style:style>
    <style:style style:name="T39" style:family="text">
      <style:text-properties style:font-name="Liberation Serif1" officeooo:rsid="00c9ea77"/>
    </style:style>
    <style:style style:name="T40" style:family="text">
      <style:text-properties style:font-name="Liberation Serif1" officeooo:rsid="00cb809a"/>
    </style:style>
    <style:style style:name="T41" style:family="text">
      <style:text-properties style:font-name="Liberation Serif1" officeooo:rsid="00ce9300"/>
    </style:style>
    <style:style style:name="T42" style:family="text">
      <style:text-properties style:font-name="Liberation Serif1" officeooo:rsid="00d0db60"/>
    </style:style>
    <style:style style:name="T43" style:family="text">
      <style:text-properties style:font-name="Liberation Serif1" officeooo:rsid="00d16a1b"/>
    </style:style>
    <style:style style:name="T44" style:family="text">
      <style:text-properties style:font-name="Liberation Serif1" officeooo:rsid="00fa6d08"/>
    </style:style>
    <style:style style:name="T45" style:family="text">
      <style:text-properties style:font-name="Liberation Serif1" officeooo:rsid="00a48fea"/>
    </style:style>
    <style:style style:name="T46" style:family="text">
      <style:text-properties style:font-name="Liberation Serif1" officeooo:rsid="00ac2a3f"/>
    </style:style>
    <style:style style:name="T47" style:family="text">
      <style:text-properties style:font-name="Liberation Serif1" officeooo:rsid="00b11aaf"/>
    </style:style>
    <style:style style:name="T48" style:family="text">
      <style:text-properties style:font-name="Liberation Serif1" officeooo:rsid="00b6ad1d"/>
    </style:style>
    <style:style style:name="T49" style:family="text">
      <style:text-properties style:font-name="Liberation Serif1" officeooo:rsid="00bb02b7"/>
    </style:style>
    <style:style style:name="T50" style:family="text">
      <style:text-properties style:font-name="Liberation Serif1" officeooo:rsid="0041e3e6"/>
    </style:style>
    <style:style style:name="T51" style:family="text">
      <style:text-properties style:font-name="Liberation Serif1" officeooo:rsid="00c83840"/>
    </style:style>
    <style:style style:name="T52" style:family="text">
      <style:text-properties style:font-name="Liberation Serif1" officeooo:rsid="00c84edb"/>
    </style:style>
    <style:style style:name="T53" style:family="text">
      <style:text-properties style:font-name="Liberation Serif1" officeooo:rsid="00ce1ac6"/>
    </style:style>
    <style:style style:name="T54" style:family="text">
      <style:text-properties style:font-name="Liberation Serif1" officeooo:rsid="00d3f8f3"/>
    </style:style>
    <style:style style:name="T55" style:family="text">
      <style:text-properties style:font-name="Liberation Serif1" officeooo:rsid="00d6bc84"/>
    </style:style>
    <style:style style:name="T56" style:family="text">
      <style:text-properties style:font-name="Liberation Serif1" officeooo:rsid="00ddfc63"/>
    </style:style>
    <style:style style:name="T57" style:family="text">
      <style:text-properties style:font-name="Liberation Serif1" style:text-underline-style="none"/>
    </style:style>
    <style:style style:name="T58" style:family="text">
      <style:text-properties style:font-name="Liberation Serif1" style:text-underline-style="none" officeooo:rsid="00dbd969"/>
    </style:style>
    <style:style style:name="T59" style:family="text">
      <style:text-properties style:font-name="Liberation Serif1" style:text-underline-style="none" officeooo:rsid="00982b67"/>
    </style:style>
    <style:style style:name="T60" style:family="text">
      <style:text-properties style:font-name="Liberation Serif1" style:text-underline-style="none" officeooo:rsid="00d5fb57"/>
    </style:style>
    <style:style style:name="T61" style:family="text">
      <style:text-properties style:font-name="Liberation Serif1" style:text-underline-style="none" officeooo:rsid="00d68380"/>
    </style:style>
    <style:style style:name="T62" style:family="text">
      <style:text-properties style:font-name="Liberation Serif1" style:text-underline-style="none" officeooo:rsid="00d7d2af"/>
    </style:style>
    <style:style style:name="T63" style:family="text">
      <style:text-properties style:font-name="Liberation Serif1" style:text-underline-style="none" officeooo:rsid="00d8614a"/>
    </style:style>
    <style:style style:name="T64" style:family="text">
      <style:text-properties style:font-name="Liberation Serif1" officeooo:rsid="00e51dd4"/>
    </style:style>
    <style:style style:name="T65" style:family="text">
      <style:text-properties style:font-name="Liberation Serif1" officeooo:rsid="00e5edb8"/>
    </style:style>
    <style:style style:name="T66" style:family="text">
      <style:text-properties style:font-name="Liberation Serif1" officeooo:rsid="00ea1293"/>
    </style:style>
    <style:style style:name="T67" style:family="text">
      <style:text-properties style:font-name="Liberation Serif1" officeooo:rsid="00ebcf91"/>
    </style:style>
    <style:style style:name="T68" style:family="text">
      <style:text-properties officeooo:rsid="00c85436"/>
    </style:style>
    <style:style style:name="T69" style:family="text">
      <style:text-properties officeooo:rsid="00b00c8f"/>
    </style:style>
    <style:style style:name="T70" style:family="text">
      <style:text-properties officeooo:rsid="00b4f7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nam <text:span text:style-name="T21">sống ở</text:span> hà nội. nam là học sinh và đang học lớp mười hai. bố nam <text:span text:style-name="T22">tên đạt và</text:span> là giám đốc, mẹ nam <text:span text:style-name="T23">tên nhi và </text:span>là giáo viên môn toán, vì vậy nam <text:span text:style-name="T1">học giỏi</text:span> môn <text:span text:style-name="T2">toán</text:span>. nam là học sinh giỏi <text:span text:style-name="T69">của lớp</text:span>. nam rất thích <text:span text:style-name="T3">thể thao</text:span> . hoa là bạn gái của nam. hoa học cùng lớp với nam. họ hay đọc sách ở thư viện. bố mẹ nam cũng yêu quý hoa.</text:p>
      <text:p text:style-name="P1"/>
      <text:p text:style-name="P1"/>
      <text:p text:style-name="P18">Danh <text:span text:style-name="T26">từ riêng:</text:span></text:p>
      <text:p text:style-name="P43"/>
      <text:p text:style-name="P19"><text:span text:style-name="T27">λP.(</text:span><text:a xlink:type="simple" xlink:href="mailto:P@nam" text:style-name="Internet_20_link" text:visited-style-name="Visited_20_Internet_20_Link"><text:span text:style-name="T27">P@nam</text:span></text:a><text:span text:style-name="T27">)</text:span></text:p>
      <text:p text:style-name="P18"><text:s/></text:p>
      <text:p text:style-name="P19"><text:span text:style-name="T27">λP.(</text:span><text:a xlink:type="simple" xlink:href="mailto:P@hoa" text:style-name="Internet_20_link" text:visited-style-name="Visited_20_Internet_20_Link"><text:span text:style-name="T27">P@</text:span></text:a><text:a xlink:type="simple" xlink:href="mailto:P@hoa" text:style-name="Internet_20_link" text:visited-style-name="Visited_20_Internet_20_Link"><text:span text:style-name="T28">hoa</text:span></text:a><text:span text:style-name="T27">)</text:span></text:p>
      <text:p text:style-name="P18"/>
      <text:p text:style-name="P19"><text:span text:style-name="T27">λP.(</text:span><text:a xlink:type="simple" xlink:href="mailto:P@nam" text:style-name="Internet_20_link" text:visited-style-name="Visited_20_Internet_20_Link"><text:span text:style-name="T27">P@</text:span></text:a><text:span text:style-name="T27">đạt)</text:span></text:p>
      <text:p text:style-name="P18"/>
      <text:p text:style-name="P19"><text:span text:style-name="T27">λP.(</text:span><text:a xlink:type="simple" xlink:href="mailto:P@nhi" text:style-name="Internet_20_link" text:visited-style-name="Visited_20_Internet_20_Link"><text:span text:style-name="T27">P@</text:span></text:a><text:a xlink:type="simple" xlink:href="mailto:P@nhi" text:style-name="Internet_20_link" text:visited-style-name="Visited_20_Internet_20_Link"><text:span text:style-name="T29">nhi</text:span></text:a><text:span text:style-name="T27">)</text:span></text:p>
      <text:p text:style-name="P36"/>
      <text:p text:style-name="P20"><text:span text:style-name="T27">λP.(</text:span><text:a xlink:type="simple" xlink:href="mailto:P@nhi" text:style-name="Internet_20_link" text:visited-style-name="Visited_20_Internet_20_Link"><text:span text:style-name="T27">P@</text:span></text:a><text:span text:style-name="T46">hà_nội</text:span><text:span text:style-name="T27">)</text:span></text:p>
      <text:p text:style-name="P46"/>
      <text:p text:style-name="P21"><text:span text:style-name="T27">λP.(</text:span><text:a xlink:type="simple" xlink:href="mailto:P@nhi" text:style-name="Internet_20_link" text:visited-style-name="Visited_20_Internet_20_Link"><text:span text:style-name="T27">P@</text:span></text:a><text:span text:style-name="T48">lớp_</text:span><text:span text:style-name="T47">mười_hai</text:span><text:span text:style-name="T27">)</text:span></text:p>
      <text:p text:style-name="P36"/>
      <text:p text:style-name="P37">λP.(<text:a xlink:type="simple" xlink:href="mailto:P@nhi" text:style-name="Internet_20_link" text:visited-style-name="Visited_20_Internet_20_Link">P@</text:a><text:span text:style-name="T70">môn_toán</text:span>)</text:p>
      <text:p text:style-name="P37"/>
      <text:p text:style-name="P19"><text:span text:style-name="T30">* </text:span><text:span text:style-name="T55">Từ vừng quan hệ 1 ngôi: </text:span></text:p>
      <text:p text:style-name="P41"/>
      <text:p text:style-name="P23"><text:span text:style-name="T31">λP.</text:span><text:span text:style-name="T49">giám_đốc</text:span><text:span text:style-name="T34">(</text:span><text:span text:style-name="T32">P)</text:span></text:p>
      <text:p text:style-name="P49"/>
      <text:p text:style-name="P30"><text:span text:style-name="T31">λP.</text:span><text:span text:style-name="T50">giáo_</text:span><text:span text:style-name="T32">viên_</text:span><text:span text:style-name="T51">môn_toán</text:span><text:span text:style-name="T32">(</text:span><text:span text:style-name="T52">P</text:span><text:span text:style-name="T32">).</text:span></text:p>
      <text:p text:style-name="P50"/>
      <text:p text:style-name="P24"><text:span text:style-name="T31">λP.</text:span><text:span text:style-name="T33">học_sinh</text:span><text:span text:style-name="T34">(</text:span><text:span text:style-name="T32">P)</text:span></text:p>
      <text:p text:style-name="P51"/>
      <text:p text:style-name="P35"><text:span text:style-name="T32">// </text:span><text:span text:style-name="T27">những cái Danh từ một ngôi dùng để chỉ tên gọi </text:span><text:span text:style-name="T56">của một phân loại</text:span><text:span text:style-name="T27"> không phải chỉ mối quan hệ.</text:span></text:p>
      <text:p text:style-name="P31"><text:span text:style-name="T31">λP.</text:span><text:span text:style-name="T53">lớp_học</text:span><text:span text:style-name="T32">(</text:span><text:span text:style-name="T52">P</text:span><text:span text:style-name="T32">).</text:span></text:p>
      <text:p text:style-name="P52"/>
      <text:p text:style-name="P32"><text:span text:style-name="T31">λP.</text:span><text:span text:style-name="T54">thể_thao</text:span><text:span text:style-name="T32">(</text:span><text:span text:style-name="T52">P</text:span><text:span text:style-name="T32">).</text:span></text:p>
      <text:p text:style-name="P53"/>
      <text:p text:style-name="P33"><text:span text:style-name="T31">λP.</text:span><text:span text:style-name="T64">sách</text:span><text:span text:style-name="T32">(</text:span><text:span text:style-name="T65">P</text:span><text:span text:style-name="T32">).</text:span></text:p>
      <text:p text:style-name="P54"/>
      <text:p text:style-name="P34"><text:span text:style-name="T31">λP.</text:span><text:span text:style-name="T66">thư_viện</text:span><text:span text:style-name="T32">(</text:span><text:span text:style-name="T65">P</text:span><text:span text:style-name="T32">).</text:span></text:p>
      <text:p text:style-name="P41"/>
      <text:p text:style-name="P25"><text:span text:style-name="T67">* </text:span><text:span text:style-name="T32">từ </text:span><text:span text:style-name="T27">vựng có quan hệ 2 ngôi:</text:span></text:p>
      <text:p text:style-name="P38"/>
      <text:p text:style-name="P25"><text:span text:style-name="T27">Danh </text:span><text:span text:style-name="T35">từ:</text:span></text:p>
      <text:p text:style-name="P39"/>
      <text:p text:style-name="P26"><text:span text:style-name="T31">λ</text:span><text:span text:style-name="T27">P.</text:span><text:span text:style-name="T31">λ</text:span><text:span text:style-name="T27">X.(P@</text:span><text:span text:style-name="T31">λY.</text:span><text:span text:style-name="T36">bố</text:span><text:span text:style-name="T27">(X,Y))</text:span></text:p>
      <text:p text:style-name="P40"/>
      <text:p text:style-name="P26"><text:span text:style-name="T31">λ</text:span><text:span text:style-name="T27">P.</text:span><text:span text:style-name="T31">λ</text:span><text:span text:style-name="T27">X.(P@</text:span><text:span text:style-name="T31">λY.</text:span><text:span text:style-name="T37">mẹ</text:span><text:span text:style-name="T27">(X,Y))</text:span></text:p>
      <text:p text:style-name="P40"/>
      <text:p text:style-name="P26"><text:span text:style-name="T31">λ</text:span><text:span text:style-name="T27">P.</text:span><text:span text:style-name="T31">λ</text:span><text:span text:style-name="T27">X.(P@</text:span><text:span text:style-name="T31">λY.</text:span><text:span text:style-name="T38">bạn_gái</text:span><text:span text:style-name="T27">(X,Y))</text:span></text:p>
      <text:p text:style-name="P40"/>
      <text:p text:style-name="P27"><text:span text:style-name="T31">λ</text:span><text:span text:style-name="T27">P.</text:span><text:span text:style-name="T31">λ</text:span><text:span text:style-name="T27">X.(P@</text:span><text:span text:style-name="T31">λY.</text:span><text:span text:style-name="T45">học_sinh_giỏi</text:span><text:span text:style-name="T27">(X,Y))</text:span></text:p>
      <text:p text:style-name="P40"/>
      <text:p text:style-name="P22">động <text:span text:style-name="T68">từ:</text:span></text:p>
      <text:p text:style-name="P26"><text:soft-page-break/><text:span text:style-name="T31">λ</text:span><text:span text:style-name="T27">P.</text:span><text:span text:style-name="T31">λ</text:span><text:span text:style-name="T27">X.(P@</text:span><text:span text:style-name="T31">λY.</text:span><text:span text:style-name="T39">học</text:span><text:span text:style-name="T27">(X,Y))</text:span></text:p>
      <text:p text:style-name="P47"/>
      <text:p text:style-name="P28"><text:span text:style-name="T31">λ</text:span><text:span text:style-name="T27">P.</text:span><text:span text:style-name="T31">λ</text:span><text:span text:style-name="T27">X.(P@</text:span><text:span text:style-name="T31">λY.</text:span><text:span text:style-name="T43">học_cùng_lớp</text:span><text:span text:style-name="T27">(X,Y))</text:span></text:p>
      <text:p text:style-name="P56"/>
      <text:p text:style-name="P28"><text:span text:style-name="T31">λ</text:span><text:span text:style-name="T27">P.</text:span><text:span text:style-name="T31">λ</text:span><text:span text:style-name="T27">X.(P@</text:span><text:span text:style-name="T31">λY.</text:span><text:span text:style-name="T41">học_giỏi</text:span><text:span text:style-name="T27">(X,Y))</text:span></text:p>
      <text:p text:style-name="P56"/>
      <text:p text:style-name="P26"><text:span text:style-name="T31">λ</text:span><text:span text:style-name="T27">P.</text:span><text:span text:style-name="T31">λ</text:span><text:span text:style-name="T27">X.(P@</text:span><text:span text:style-name="T31">λY.</text:span><text:span text:style-name="T40">ở</text:span><text:span text:style-name="T27">(X,Y))</text:span></text:p>
      <text:p text:style-name="P40"/>
      <text:p text:style-name="P26"><text:span text:style-name="T31">λ</text:span><text:span text:style-name="T27">P.</text:span><text:span text:style-name="T31">λ</text:span><text:span text:style-name="T27">X.(P@</text:span><text:span text:style-name="T31">λY.</text:span><text:span text:style-name="T42">thích</text:span><text:span text:style-name="T27">(X,Y))</text:span></text:p>
      <text:p text:style-name="P40"/>
      <text:p text:style-name="P26"><text:span text:style-name="T31">λ</text:span><text:span text:style-name="T27">P.</text:span><text:span text:style-name="T31">λ</text:span><text:span text:style-name="T27">X.(P@</text:span><text:span text:style-name="T31">λY.</text:span><text:span text:style-name="T43">yêu_</text:span><text:span text:style-name="T44">quý</text:span><text:span text:style-name="T27">(X,Y))</text:span></text:p>
      <text:p text:style-name="P40"/>
      <text:p text:style-name="P44"><text:span text:style-name="T58">và : </text:span><text:span text:style-name="T59">λ</text:span><text:span text:style-name="T57">P.</text:span><text:span text:style-name="T59">λ</text:span><text:span text:style-name="T60">Q</text:span><text:span text:style-name="T57">.</text:span><text:span text:style-name="T59">λ</text:span><text:span text:style-name="T57">X</text:span><text:span text:style-name="T61">((</text:span><text:a xlink:type="simple" xlink:href="mailto:P@X" text:style-name="Internet_20_link" text:visited-style-name="Visited_20_Internet_20_Link">P@X</text:a><text:span text:style-name="T61">)^</text:span><text:span text:style-name="T62">(</text:span><text:span text:style-name="T63">Q</text:span><text:span text:style-name="T62">@X))</text:span></text:p>
      <text:p text:style-name="P57"/>
      <text:p text:style-name="P57"/>
      <text:p text:style-name="P1"/>
      <text:p text:style-name="P1"><text:span text:style-name="T20">ở</text:span>(<text:span text:style-name="T4">nam, Hà nội)</text:span></text:p>
      <text:p text:style-name="P1"/>
      <text:p text:style-name="P2">học_sinh(nam)</text:p>
      <text:p text:style-name="P2"/>
      <text:p text:style-name="P3">học(nam, lớp_mười_hai)</text:p>
      <text:p text:style-name="P3"/>
      <text:p text:style-name="P4">Bố(đat, <text:span text:style-name="T24">nam)</text:span></text:p>
      <text:p text:style-name="P4"/>
      <text:p text:style-name="P12">giám_đốc(đat).</text:p>
      <text:p text:style-name="P12"><text:tab/></text:p>
      <text:p text:style-name="P5">mẹ(<text:span text:style-name="T25">nhi</text:span><text:span text:style-name="T5">,</text:span><text:span text:style-name="T6"> </text:span><text:span text:style-name="T7">nam).</text:span></text:p>
      <text:p text:style-name="P13"/>
      <text:p text:style-name="P12"><text:span text:style-name="T7">giáo_</text:span><text:span text:style-name="T6">viên_</text:span><text:span text:style-name="T19">môn_toán</text:span><text:span text:style-name="T6">(</text:span><text:span text:style-name="T16">n</text:span><text:span text:style-name="T6">hi).</text:span></text:p>
      <text:p text:style-name="P13"/>
      <text:p text:style-name="P6"><text:span text:style-name="T7">học_</text:span><text:span text:style-name="T6">giỏi(nam,môn_toán)</text:span></text:p>
      <text:p text:style-name="P14"/>
      <text:p text:style-name="P7"><text:span text:style-name="T18">tồn tại (P, lớp_học(P) &amp; hoc_sinh_giỏi</text:span><text:span text:style-name="T6">(nam, P))</text:span><text:span text:style-name="T8"><text:line-break/></text:span></text:p>
      <text:p text:style-name="P8"><text:span text:style-name="T8">t</text:span><text:span text:style-name="T6">hích(nam,thể_thao).</text:span></text:p>
      <text:p text:style-name="P15"/>
      <text:p text:style-name="P9"><text:span text:style-name="T17">ban_gái</text:span><text:span text:style-name="T9">( </text:span><text:span text:style-name="T6">hoa,nam).</text:span></text:p>
      <text:p text:style-name="P16"/>
      <text:p text:style-name="P10"><text:span text:style-name="T6">học_</text:span><text:span text:style-name="T11">cùng_lớp</text:span><text:span text:style-name="T6">(hoa,nam</text:span><text:span text:style-name="T10">).</text:span></text:p>
      <text:p text:style-name="P17"/>
      <text:p text:style-name="P10"><text:span text:style-name="T12">đọc_</text:span><text:span text:style-name="T13">sách(họ, thư_viện).</text:span></text:p>
      <text:p text:style-name="P18"/>
      <text:p text:style-name="P11"><text:span text:style-name="T13">yêu_</text:span><text:span text:style-name="T14">qúy(đạt,lan)</text:span></text:p>
      <text:p text:style-name="P29"/>
      <text:p text:style-name="P11"><text:span text:style-name="T14">yêu_</text:span><text:span text:style-name="T15">qúy(nhi,lan)</text:span></text:p>
      <text:p text:style-name="P18"/>
      <text:p text:style-name="P41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09:28:35.941793915</meta:creation-date>
    <dc:date>2018-12-30T22:16:14.012115902</dc:date>
    <meta:editing-duration>PT3H42M42S</meta:editing-duration>
    <meta:editing-cycles>199</meta:editing-cycles>
    <meta:generator>LibreOffice/6.0.7.3$Linux_X86_64 LibreOffice_project/00m0$Build-3</meta:generator>
    <meta:document-statistic meta:table-count="0" meta:image-count="0" meta:object-count="0" meta:page-count="2" meta:paragraph-count="49" meta:word-count="178" meta:character-count="1262" meta:non-whitespace-character-count="1127"/>
  </office:meta>
</office:document-meta>
</file>